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d1745" officeooo:paragraph-rsid="000d1745"/>
    </style:style>
    <style:style style:name="P2" style:family="paragraph" style:parent-style-name="Text_20_body">
      <style:text-properties fo:font-style="italic" officeooo:rsid="000d1745" officeooo:paragraph-rsid="000d1745" style:font-style-asian="italic" style:font-style-complex="italic"/>
    </style:style>
    <style:style style:name="P3" style:family="paragraph" style:parent-style-name="Text_20_body">
      <style:text-properties fo:font-weight="bold" officeooo:rsid="00136f48" officeooo:paragraph-rsid="00136f48" style:font-weight-asian="bold" style:font-weight-complex="bold"/>
    </style:style>
    <style:style style:name="P4" style:family="paragraph" style:parent-style-name="Text_20_body">
      <style:text-properties officeooo:rsid="0011f1ea" officeooo:paragraph-rsid="0011f1ea"/>
    </style:style>
    <style:style style:name="P5" style:family="paragraph" style:parent-style-name="Text_20_body">
      <style:text-properties officeooo:rsid="0011f1ea" officeooo:paragraph-rsid="00136f48"/>
    </style:style>
    <style:style style:name="P6" style:family="paragraph" style:parent-style-name="Text_20_body">
      <style:text-properties officeooo:rsid="0012c53d" officeooo:paragraph-rsid="0012c53d"/>
    </style:style>
    <style:style style:name="P7" style:family="paragraph" style:parent-style-name="Text_20_body">
      <style:text-properties officeooo:rsid="00136f48" officeooo:paragraph-rsid="0012c53d"/>
    </style:style>
    <style:style style:name="P8" style:family="paragraph" style:parent-style-name="Standard">
      <style:paragraph-properties fo:text-align="center" style:justify-single-word="false"/>
      <style:text-properties fo:font-size="22pt" style:text-underline-style="solid" style:text-underline-width="auto" style:text-underline-color="font-color" fo:font-weight="bold" officeooo:rsid="000cb144" officeooo:paragraph-rsid="000cb144" style:font-size-asian="19.25pt" style:font-weight-asian="bold" style:font-size-complex="22pt" style:font-weight-complex="bold"/>
    </style:style>
    <style:style style:name="P9" style:family="paragraph" style:parent-style-name="Standard">
      <style:text-properties officeooo:rsid="000cb144" officeooo:paragraph-rsid="000cb144"/>
    </style:style>
    <style:style style:name="P10" style:family="paragraph" style:parent-style-name="Standard">
      <style:paragraph-properties fo:margin-left="0cm" fo:margin-right="0cm" fo:margin-top="0.201cm" fo:margin-bottom="0.201cm" loext:contextual-spacing="false" fo:text-indent="0cm" style:auto-text-indent="false"/>
      <style:text-properties officeooo:rsid="000cb144" officeooo:paragraph-rsid="000cb144"/>
    </style:style>
    <style:style style:name="P11" style:family="paragraph" style:parent-style-name="Standard">
      <style:paragraph-properties fo:margin-left="0cm" fo:margin-right="0cm" fo:margin-top="0.201cm" fo:margin-bottom="0.201cm" loext:contextual-spacing="false" fo:text-indent="0cm" style:auto-text-indent="false"/>
      <style:text-properties officeooo:rsid="0012c53d" officeooo:paragraph-rsid="0012c53d"/>
    </style:style>
    <style:style style:name="P12" style:family="paragraph" style:parent-style-name="Heading_20_2">
      <style:text-properties officeooo:rsid="000cb144" officeooo:paragraph-rsid="000cb144"/>
    </style:style>
    <style:style style:name="P13" style:family="paragraph" style:parent-style-name="Heading_20_2">
      <style:text-properties officeooo:rsid="000d1745" officeooo:paragraph-rsid="000d1745"/>
    </style:style>
    <style:style style:name="P14" style:family="paragraph" style:parent-style-name="Heading_20_2">
      <style:text-properties officeooo:rsid="0011f1ea" officeooo:paragraph-rsid="0011f1ea"/>
    </style:style>
    <style:style style:name="P15" style:family="paragraph" style:parent-style-name="Text_20_body" style:list-style-name="L1">
      <style:text-properties fo:font-weight="normal" officeooo:rsid="000d87ea" officeooo:paragraph-rsid="000d87ea" style:font-weight-asian="normal" style:font-weight-complex="normal"/>
    </style:style>
    <style:style style:name="P16" style:family="paragraph" style:parent-style-name="Text_20_body" style:list-style-name="L1">
      <style:text-properties fo:font-weight="normal" officeooo:rsid="000d87ea" officeooo:paragraph-rsid="000f6aa8" style:font-weight-asian="normal" style:font-weight-complex="normal"/>
    </style:style>
    <style:style style:name="P17" style:family="paragraph" style:parent-style-name="Text_20_body" style:list-style-name="L1">
      <style:text-properties fo:font-weight="normal" officeooo:rsid="000f6aa8" officeooo:paragraph-rsid="000f6aa8" style:font-weight-asian="normal" style:font-weight-complex="normal"/>
    </style:style>
    <style:style style:name="P18" style:family="paragraph" style:parent-style-name="Text_20_body" style:list-style-name="L1">
      <style:text-properties fo:font-weight="normal" officeooo:rsid="00114a03" officeooo:paragraph-rsid="00114a03" style:font-weight-asian="normal" style:font-weight-complex="normal"/>
    </style:style>
    <style:style style:name="P19" style:family="paragraph" style:parent-style-name="Text_20_body" style:list-style-name="L2">
      <style:text-properties officeooo:rsid="0011f1ea" officeooo:paragraph-rsid="0011f1ea"/>
    </style:style>
    <style:style style:name="P20" style:family="paragraph" style:parent-style-name="Text_20_body" style:list-style-name="L2">
      <style:text-properties officeooo:rsid="00124e33" officeooo:paragraph-rsid="00124e33"/>
    </style:style>
    <style:style style:name="P21" style:family="paragraph" style:parent-style-name="Text_20_body" style:list-style-name="L2">
      <style:text-properties officeooo:rsid="0012c53d" officeooo:paragraph-rsid="0012c53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officeooo:rsid="000d1745"/>
    </style:style>
    <style:style style:name="T6" style:family="text">
      <style:text-properties fo:font-weight="bold" style:font-weight-asian="bold" style:font-weight-complex="bold"/>
    </style:style>
    <style:style style:name="T7" style:family="text">
      <style:text-properties officeooo:rsid="000f6aa8"/>
    </style:style>
    <style:style style:name="T8" style:family="text">
      <style:text-properties officeooo:rsid="00114a03"/>
    </style:style>
    <style:style style:name="T9" style:family="text">
      <style:text-properties officeooo:rsid="0011f1ea"/>
    </style:style>
    <style:style style:name="T10" style:family="text">
      <style:text-properties officeooo:rsid="00124e33"/>
    </style:style>
    <style:style style:name="T11" style:family="text">
      <style:text-properties officeooo:rsid="0012c53d"/>
    </style:style>
    <style:style style:name="T12" style:family="text">
      <style:text-properties officeooo:rsid="00136f48"/>
    </style:style>
    <style:style style:name="T13" style:family="text">
      <style:text-properties officeooo:rsid="0014103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ufbau-Anleitung</text:p>
      <text:p text:style-name="Standard"/>
      <text:p text:style-name="P9"><text:span text:style-name="T3">Die minimale Version von</text:span><text:span text:style-name="T1"> Abteilung F</text:span> besteht aus zwei Komponenten: Dem Computerprogramm, das die Nachrichten generiert, und den ausgedruckten Nachschlagewerken, die von de<text:span text:style-name="T5">r</text:span> SpielerIn verwendet werden, um die Nachrichten zu prüfen.</text:p>
      <text:p text:style-name="P10">Obwohl das Spiel damit prinzipiell spielbar ist, empfehlen wir nachdrücklich eine dritte Komponente: Den Nachbau einer Büroumgebung mit begrenztem Platz und mit mindestens einer seitlichen Wand, an der Zettel aufgehängt werden können. Das erhöht die Immersion wesentlich und zwingt die SpielerIn, den physischen Raum wahrzunehmen und und sich darin zu orientieren.</text:p>
      <text:p text:style-name="P11">Aufbau und Vorbereitung für die Minimalversion dauert für eine Person ca. 30-45 Minuten. Für die empfohlene Version sollte etwa eine Stunde eingeplant werden. Bei Arbeitsteilung natürlich entsprechend schneller ;)</text:p>
      <text:h text:style-name="P12" text:outline-level="2">Software</text:h>
      <text:p text:style-name="P1">Die Software kann auf jedem Windows- oder Mac Rechner installiert werden. Einfach die entsprechende Datei herunterladen, entpacken und die *.exe Datei im Hauptverzeichnis ausführen. Wir empfehlen, mit Soundausgabe zu spielen.</text:p>
      <text:p text:style-name="P2">Hinweis: Momentan kann es nach der ersten Nachricht zu einem Fehler kommen, bei dem keine neuen Meldungen generiert werden. Sollte dies auftreten, das Programm bitte mit Alt+F4 beenden und neu starten.</text:p>
      <text:h text:style-name="P13" text:outline-level="2">Nachschlagewerke</text:h>
      <text:p text:style-name="P1">Insgesamt müssen <text:span text:style-name="T9">die 9 folgenden </text:span>Dokumente ausgedruckt werden:</text:p>
      <text:list xml:id="list5210843079252186747" text:style-name="L1">
        <text:list-item>
          <text:p text:style-name="P15"><text:span text:style-name="T6">Arbeitsanweisung </text:span>(A4, Standardpapier. Entweder ein beidseitig bedrucktes Blatt oder zwei aneinandergeheftete Einzelblätter, je nach Geschmack)</text:p>
        </text:list-item>
        <text:list-item>
          <text:p text:style-name="P15"><text:span text:style-name="T6">Zeitleiste</text:span> (A4, Standardpapier<text:span text:style-name="T7">, n</text:span>ach Möglichkeit farbig)</text:p>
        </text:list-item>
        <text:list-item>
          <text:p text:style-name="P16"><text:span text:style-name="T6">JournalistInnenverzeichnis</text:span> (A4, Standardpapier<text:span text:style-name="T7">, n</text:span>ach Möglichkeit farbig )</text:p>
        </text:list-item>
        <text:list-item>
          <text:p text:style-name="P15"><text:span text:style-name="T6">JournalistInnenregister</text:span> (A4, Standardpapier, farbig und randlos. Sollte dies nicht möglich sein, liegt eine Version ohne Vergilbungseffekt bei. Wir empfehlen in diesem Fall, selbst ein paar Flecken auf das Papier zu machen)</text:p>
        </text:list-item>
        <text:list-item>
          <text:p text:style-name="P17"><text:span text:style-name="T6">Zeitungsregionen</text:span> (A4 oder A5, Standardpapier, farbig)</text:p>
        </text:list-item>
        <text:list-item>
          <text:p text:style-name="P17"><text:span text:style-name="T6">Zeitungstage</text:span> (A4, Standardpapier, nach Möglichkeit farbig)</text:p>
        </text:list-item>
        <text:list-item>
          <text:p text:style-name="P17"><text:span text:style-name="T6">Regionen</text:span> (A4, beliebiges Papier, farbig. Bitte an den markierten Linien ausschneiden. Wir empfehlen, den Zettel wie ein Post-It seitlich an den Bildschirm zu kleben)</text:p>
        </text:list-item>
        <text:list-item>
          <text:p text:style-name="P17"><text:span text:style-name="T6">Karte</text:span> (A1 oder A4<text:span text:style-name="T8">, nach Möglichkeit Landkartenpapier, farbig. Bei alternativen Papiersorten sollte auf die Haptik geachtet werden, um das Gefühl einer Landkarte zu simulieren. Idealerweise kann die Karte auf A1gedruckt werden. Sollte das nicht möglich sein, kann die Karte auf 8 A4 Seiten ausgedruckt werden und danach zusammengeklebt)</text:span></text:p>
        </text:list-item>
        <text:list-item>
          <text:p text:style-name="P18"><text:soft-page-break/><text:span text:style-name="T6">Kalender</text:span> (A4, möglichst festes Papier, nach Möglichkeit farbig. Die einzelnen Kalenderblätter an den angedeuteten Linien ausschneiden und auf beliebige Art binden. Je nach Bindungsart ist es ratsam an der Oberseite der Kalenderseite beim Ausschneiden etwas Weißraum zu lassen anstatt genau an der Markierung zu schneiden<text:span text:style-name="T11">. Anstatt des ausgedruckten Kalenders kann notfalls auch ein beliebiger anderer Kalender von 2018 - oder eines anderen Nicht-Schaltjahrs, bei dem der 1. Februar ein Donnerstag ist - verwendet werden</text:span>)</text:p>
        </text:list-item>
      </text:list>
      <text:h text:style-name="P14" text:outline-level="2">Physische Installation</text:h>
      <text:p text:style-name="P4">Für die Minimalversion ist es ausreichend, alle ausgedruckten Papierunterlagen neben den Computer zu legen. Die simulierte Passwortabfrage des Programms akzeptiert jede beliebige Eingabe, muss also nicht zwingend weiter beachtet werden.</text:p>
      <text:p text:style-name="P5">Für ein optimales Spielerlebnis empfehlen wir allerdings ein Setup ähnlich <text:span text:style-name="T10">den Bildern auf der Website (</text:span><text:a xlink:type="simple" xlink:href="https://royal2flush.itch.io/abteilung-f" text:style-name="Internet_20_link" text:visited-style-name="Visited_20_Internet_20_Link"><text:span text:style-name="T10">https://royal2flush.itch.io/abteilung-f</text:span></text:a><text:span text:style-name="T10">). Wichtige Punkte sind</text:span>:</text:p>
      <text:list xml:id="list2895011077110779793" text:style-name="L2">
        <text:list-item>
          <text:p text:style-name="P19">Der Computer steht auf einem (Schreib-) Tisch<text:span text:style-name="T10">, der </text:span>so klein sein<text:span text:style-name="T10"> sollte</text:span>, dass zwei Leute nicht gleichzeitig sinnvoll daran arbeiten können<text:span text:style-name="T11">.</text:span></text:p>
        </text:list-item>
        <text:list-item>
          <text:p text:style-name="P19">Die kleine Regionenkarte klebt rechts am Bildschirm.</text:p>
        </text:list-item>
        <text:list-item>
          <text:p text:style-name="P20">Der Tisch steht hinten und mit mindestens einer Seite an einer (Stell-) Wand. Idealerweise kann man an die Wand Dokumente pinnen. Das Setup sollte an eine Büro-Arbeitsnische erinnern.</text:p>
        </text:list-item>
        <text:list-item>
          <text:p text:style-name="P20">Die Anlagen D (Zeitungsregionen) und E (Zeitungstage) sind an die seitliche Wand gepinnt oder geklebt, nahe der Kopfposition der SpielerIn.</text:p>
        </text:list-item>
        <text:list-item>
          <text:p text:style-name="P20">Der Tisch und die Wände sind mit typischen Büroutensilien dekoriert.</text:p>
        </text:list-item>
        <text:list-item>
          <text:p text:style-name="P21">Ein Post-It mit einem beliebigen Passwort klebt am Bildschirm oder ist zwischen der Dekoration versteckt.</text:p>
        </text:list-item>
        <text:list-item>
          <text:p text:style-name="P20">Der Kalender steht unscheinbar, aber nicht versteckt zwischen der restlichen Dekoration.</text:p>
        </text:list-item>
        <text:list-item>
          <text:p text:style-name="P20">Die Karte ist nach dem typischen Karten-Faltmuster gefaltet und liegt auf dem Tisch. Der beste Effekt wird erzielt, wenn die Karte beim auffalten zuerst nach links-rechts ausgeklappt wird und dann nach oben-unten.</text:p>
        </text:list-item>
        <text:list-item>
          <text:p text:style-name="P20">Die Arbeitsanweisung ist prominent platziert (z.B. auf der Computertastatur)<text:span text:style-name="T12"> und das erste, mit dem sich die SpielerIn beschäftigt (noch vor dem Computerprogramm!)</text:span></text:p>
        </text:list-item>
        <text:list-item>
          <text:p text:style-name="P20">Die restlichen Dokumente liegen gestapelt auf dem Tisch.</text:p>
        </text:list-item>
      </text:list>
      <text:p text:style-name="P6">Je nach persönlicher Vorliebe kann das Setup natürlich verändert werden, z.B. in dem mehr oder weniger Dokumente an die Wand gepinnt oder versteckt werden.<text:span text:style-name="T13"> Auch zusätzliche Notizen oder Markierungen auf den Dokumenten machen sich sehr gut!</text:span></text:p>
      <text:p text:style-name="P7"/>
      <text:p text:style-name="P3">Wir wünschen sehr viel Spaß beim Erleben von <text:span text:style-name="T2">Abteilung F</text:span><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9T20:18:18.746000000</meta:creation-date>
    <dc:date>2018-04-10T00:45:33.808000000</dc:date>
    <meta:editing-duration>PT7M19S</meta:editing-duration>
    <meta:editing-cycles>2</meta:editing-cycles>
    <meta:generator>LibreOffice/5.1.2.2$Windows_x86 LibreOffice_project/d3bf12ecb743fc0d20e0be0c58ca359301eb705f</meta:generator>
    <meta:document-statistic meta:table-count="0" meta:image-count="0" meta:object-count="0" meta:page-count="2" meta:paragraph-count="33" meta:word-count="690" meta:character-count="4905" meta:non-whitespace-character-count="4267"/>
  </office:meta>
</office:document-meta>
</file>